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9pt" officeooo:rsid="00a65711" officeooo:paragraph-rsid="00a9d824" style:font-size-asian="9pt" style:font-size-complex="9pt"/>
    </style:style>
    <style:style style:name="P2" style:family="paragraph" style:parent-style-name="Text_20_body">
      <style:paragraph-properties fo:text-align="end" style:justify-single-word="false"/>
      <style:text-properties fo:font-size="9pt" officeooo:rsid="00a9d824" officeooo:paragraph-rsid="00a9d824" style:font-size-asian="9pt" style:font-size-complex="9pt"/>
    </style:style>
    <style:style style:name="P3" style:family="paragraph" style:parent-style-name="Text_20_body">
      <style:text-properties officeooo:rsid="0088d55c" officeooo:paragraph-rsid="0088d55c"/>
    </style:style>
    <style:style style:name="P4" style:family="paragraph" style:parent-style-name="Frame_20_contents">
      <style:paragraph-properties fo:text-align="center" style:justify-single-word="false"/>
      <style:text-properties fo:color="#ff0000" style:font-name="Fira Sans1" fo:font-size="10pt" fo:font-weight="bold" officeooo:rsid="00ac407d" officeooo:paragraph-rsid="00ac407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weight="bold" officeooo:rsid="00ac407d" officeooo:paragraph-rsid="00ac4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7ba53c"/>
    </style:style>
    <style:style style:name="T3" style:family="text">
      <style:text-properties officeooo:rsid="00518f12"/>
    </style:style>
    <style:style style:name="T4" style:family="text">
      <style:text-properties officeooo:rsid="007bfbf6"/>
    </style:style>
    <style:style style:name="T5" style:family="text">
      <style:text-properties officeooo:rsid="00a65711"/>
    </style:style>
    <style:style style:name="T6" style:family="text">
      <style:text-properties officeooo:rsid="00a8671c"/>
    </style:style>
    <style:style style:name="T7" style:family="text">
      <style:text-properties officeooo:rsid="00ac407d"/>
    </style:style>
    <style:style style:name="T8" style:family="text">
      <style:text-properties officeooo:rsid="00ad00c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fill-image-width="0cm" draw:fill-image-height="0cm" fo:padding="0.15cm" fo:border="1.5pt solid #ff0000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Ημερήσια έκθεση ε</text:span>πιδημιολογική<text:span text:style-name="T7">ς</text:span> επιτήρηση<text:span text:style-name="T7">ς</text:span> σε σημεία φροντίδας προσφύγων/μεταναστών</text:p>
      <text:p text:style-name="P5">Παράρτημα</text:p>
      <text:p text:style-name="P5">Αριθμός δηλωθέντων περιστατικών ανά κέντρο</text:p>
      <text:p text:style-name="P6">Ημερομηνία \Sexpr{tgtdatef}</text:p>
      <text:p text:style-name="Text_20_body">&lt;&lt;Table1, echo=FALSE, results=xml&gt;&gt;=</text:p>
      <text:p text:style-name="Text_20_body">casetabDailyStyles &lt;- tableStyles(casetabDaily, useRowNames=FALSE, header=colnames(casetabDaily))</text:p>
      <text:p text:style-name="Text_20_body">casetabDailyStyles$header[casetabDailyStyles$header=="MyCenteredNormal"] &lt;- "MyCenteredXSmall"</text:p>
      <text:p text:style-name="Text_20_body">casetabDailyStyles$text[casetabDailyStyles$text=="MyCenteredNormal"] &lt;- "MyCenteredXSmall"</text:p>
      <text:p text:style-name="Text_20_body">odfTable(casetabDaily, useRowNames=FALSE, styles=casetabDailyStyles)</text:p>
      <text:p text:style-name="Text_20_body">@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Fira Sans" fo:font-family="'Fira Sans'" style:font-style-name="Κανονικά" style:font-family-generic="swiss" style:font-pitch="variable"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9pt" officeooo:rsid="00a65711" officeooo:paragraph-rsid="00a9d824" style:font-size-asian="9pt" style:font-size-complex="9pt"/>
    </style:style>
    <style:style style:name="MP2" style:family="paragraph" style:parent-style-name="Frame_20_contents">
      <style:paragraph-properties fo:text-align="center" style:justify-single-word="false"/>
      <style:text-properties fo:color="#ff0000" style:font-name="Fira Sans1" fo:font-size="10pt" fo:font-weight="bold" officeooo:rsid="00ac407d" officeooo:paragraph-rsid="00ac407d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text-align="end" style:justify-single-word="false"/>
      <style:text-properties fo:font-size="9pt" officeooo:rsid="00a9d824" officeooo:paragraph-rsid="00a9d824" style:font-size-asian="9pt" style:font-size-complex="9pt"/>
    </style:style>
    <style:style style:name="MT1" style:family="text">
      <style:text-properties officeooo:rsid="00ad00ce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fill-image-width="0cm" draw:fill-image-height="0cm" fo:padding="0.15cm" fo:border="1.5pt solid #ff0000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Πλαίσιο1" text:anchor-type="paragraph" svg:x="22.759cm" svg:y="1.349cm" svg:width="3.112cm" draw:z-index="0"><draw:text-box fo:min-height="0.727cm"><text:p text:style-name="MP2">ΕΜΠΙΣΤΕΥΤΙΚΟ</text:p></draw:text-box></draw:frame><text:span text:style-name="MT1">Εθνικός Οργανισμός Δημόσιας Υγείας</text:span> – Τμήμα Επιδημιολογικής Επιτήρησης και Παρέμβασης</text:p>
      </style:header>
      <style:footer>
        <text:p text:style-name="MP3">Σελίδα <text:span text:style-name="MT2"><text:page-number text:select-page="current">1</text:page-number></text:span><text:span text:style-name="MT2"><text:s/>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9-05-16T13:59:14.340996410</dc:date>
    <dc:creator>Theodore Lytras</dc:creator>
    <meta:editing-duration>PT7H21M55S</meta:editing-duration>
    <meta:editing-cycles>117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48" meta:character-count="655" meta:non-whitespace-character-count="619"/>
  </office:meta>
</office:document-meta>
</file>